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900" draw:textarea-horizontal-align="justify" draw:textarea-vertical-align="middle" draw:auto-grow-height="false" fo:min-height="1.528cm" fo:min-width="2.421cm"/>
    </style:style>
    <style:style style:name="gr2" style:family="graphic" style:parent-style-name="standard">
      <style:graphic-properties draw:fill-color="#66ff99" draw:textarea-horizontal-align="justify" draw:textarea-vertical-align="middle" draw:auto-grow-height="false" fo:min-height="1.02cm" fo:min-width="2.42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2.4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1.528cm" fo:min-width="2.421cm"/>
    </style:style>
    <style:style style:name="gr7" style:family="graphic" style:parent-style-name="standard">
      <style:graphic-properties draw:fill-color="#66ff99" draw:textarea-horizontal-align="justify" draw:textarea-vertical-align="middle" draw:auto-grow-height="false" fo:min-height="1.782cm" fo:min-width="2.421cm"/>
    </style:style>
    <style:style style:name="gr8" style:family="graphic" style:parent-style-name="standard">
      <style:graphic-properties draw:fill-color="#ff0000" draw:textarea-horizontal-align="justify" draw:textarea-vertical-align="middle" draw:auto-grow-height="false" fo:min-height="0.11cm" fo:min-width="0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11cm" fo:min-width="0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2cm" fo:min-width="2.421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28cm" fo:min-width="2.421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02cm" fo:min-width="2.421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1.02cm" fo:min-width="2.421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fill="hatch" draw:fill-color="#729fcf" draw:fill-hatch-name="Black_20_0_20_Degrees" draw:fill-hatch-solid="false" draw:opacity="0%" draw:textarea-horizontal-align="justify" draw:textarea-vertical-align="middle" draw:auto-grow-height="false" fo:min-height="7.624cm" fo:min-width="10.549cm" draw:shadow="visible" draw:shadow-offset-x="0cm" draw:shadow-offset-y="0cm" draw:shadow-color="#000000" draw:shadow-opacity="0%"/>
    </style:style>
    <style:style style:name="gr16" style:family="graphic" style:parent-style-name="standard">
      <style:graphic-properties draw:stroke="none" svg:stroke-color="#000000" draw:fill="none" draw:fill-color="#ffffff" draw:auto-grow-width="true" fo:min-height="4.996cm" fo:min-width="7.757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18" style:family="graphic" style:parent-style-name="standard">
      <style:graphic-properties draw:fill-color="#66ff99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19" style:family="graphic" style:parent-style-name="standard">
      <style:graphic-properties draw:fill-color="#ff950e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12cm" fo:min-width="0.77cm" draw:shadow="visible" draw:shadow-offset-x="0cm" draw:shadow-offset-y="0cm" draw:shadow-color="#000000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66ff99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-color="#66ff99"/>
      <style:paragraph-properties fo:text-align="center"/>
      <style:text-properties fo:font-size="10pt" fo:font-style="normal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8" style:family="paragraph">
      <loext:graphic-properties draw:fill-color="#729fcf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-color="#66ff99"/>
      <style:paragraph-properties fo:text-align="center"/>
      <style:text-properties fo:font-size="10pt" fo:font-weight="bold" style:font-size-asian="18pt" style:font-size-complex="18pt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fo:font-size="10pt" fo:font-style="normal" fo:font-weight="bold" style:font-size-asian="18pt" style:font-size-complex="18pt"/>
    </style:style>
    <style:style style:name="P13" style:family="paragraph">
      <loext:graphic-properties draw:fill-color="#729fcf"/>
      <style:paragraph-properties fo:text-align="center"/>
      <style:text-properties fo:font-size="10pt" fo:font-style="normal" fo:font-weight="normal" style:font-size-asian="18pt" style:font-size-complex="18pt"/>
    </style:style>
    <style:style style:name="P14" style:family="paragraph">
      <loext:graphic-properties draw:fill-color="#66ff99"/>
      <style:paragraph-properties fo:text-align="center"/>
      <style:text-properties fo:font-size="10pt" fo:font-style="normal" fo:font-weight="normal" style:font-size-asian="18pt" style:font-size-complex="18pt"/>
    </style:style>
    <style:style style:name="P15" style:family="paragraph">
      <loext:graphic-properties draw:fill-color="#ff950e"/>
      <style:paragraph-properties fo:text-align="center"/>
      <style:text-properties fo:font-size="10pt" fo:font-style="normal" fo:font-weight="bold" style:font-size-asian="18pt" style:font-size-complex="18pt"/>
    </style:style>
    <style:style style:name="P16" style:family="paragraph">
      <loext:graphic-properties draw:fill="none" draw:fill-color="#ffffff"/>
      <style:text-properties style:text-underline-style="none"/>
    </style:style>
    <style:style style:name="P17" style:family="paragraph">
      <loext:graphic-properties draw:fill="none" draw:fill-color="#ffffff"/>
      <style:text-properties fo:font-size="18pt" style:text-underline-style="none" style:font-size-asian="18pt" style:font-size-complex="18pt"/>
    </style:style>
    <style:style style:name="P18" style:family="paragraph">
      <loext:graphic-properties draw:fill="hatch" draw:fill-color="#729fcf" draw:fill-hatch-name="Black_20_0_20_Degrees" draw:fill-hatch-solid="false" draw:opacity="0%"/>
      <style:paragraph-properties fo:text-align="center"/>
    </style:style>
    <style:style style:name="P19" style:family="paragraph">
      <loext:graphic-properties draw:fill="none" draw:fill-color="#ffffff"/>
      <style:text-properties fo:font-size="14pt" style:font-size-asian="18pt" style:font-size-complex="18pt"/>
    </style:style>
    <style:style style:name="P20" style:family="paragraph">
      <loext:graphic-properties draw:fill-color="#66ff99"/>
      <style:paragraph-properties fo:text-align="center"/>
    </style:style>
    <style:style style:name="P21" style:family="paragraph">
      <loext:graphic-properties draw:fill-color="#ff950e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style="normal" fo:font-weight="bold" style:font-size-asian="18pt" style:font-size-complex="18pt"/>
    </style:style>
    <style:style style:name="T3" style:family="text">
      <style:text-properties fo:font-size="24pt" fo:font-weight="bold" style:font-size-asian="18pt" style:font-size-complex="18pt"/>
    </style:style>
    <style:style style:name="T4" style:family="text">
      <style:text-properties fo:font-size="10pt" fo:font-weight="bold" style:font-size-asian="18pt" style:font-size-complex="18pt"/>
    </style:style>
    <style:style style:name="T5" style:family="text">
      <style:text-properties fo:font-size="10pt" fo:font-style="normal" fo:font-weight="normal" style:font-size-asian="18pt" style:font-size-complex="18pt"/>
    </style:style>
    <style:style style:name="T6" style:family="text">
      <style:text-properties style:text-underline-style="none"/>
    </style:style>
    <style:style style:name="T7" style:family="text">
      <style:text-properties fo:font-size="18pt" style:text-underline-style="none" fo:font-weight="bold" style:font-size-asian="18pt" style:font-size-complex="18pt"/>
    </style:style>
    <style:style style:name="T8" style:family="text">
      <style:text-properties fo:font-size="18pt" style:text-underline-style="none" style:font-size-asian="18pt" style:font-size-complex="18pt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8pt" style:font-size-complex="18pt"/>
    </style:style>
    <style:style style:name="T10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1.778cm" svg:x="10.398cm" svg:y="17.637cm">
          <text:p text:style-name="P1"><text:span text:style-name="T1">Reconstructed</text:span></text:p>
          <text:p text:style-name="P1"><text:span text:style-name="T2">LUMINARY 69/2</text:span></text:p>
          <text:p text:style-name="P1"><text:span text:style-name="T2">(Apollo 10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21cm" svg:height="1.27cm" svg:x="5.699cm" svg:y="17.383cm">
          <text:p text:style-name="P1"><text:span text:style-name="T1">LUMINARY 69</text:span></text:p>
          <text:p text:style-name="P1"><text:span text:style-name="T1">(Apollo 10 LM</text:span></text:p>
          <text:p text:style-name="P1"><text:span text:style-name="T1">initi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921cm" svg:height="1.27cm" svg:x="5.699cm" svg:y="18.907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62cm" svg:y1="18.018cm" svg:x2="10.398cm" svg:y2="18.526cm" draw:start-shape="id1" draw:start-glue-point="1" draw:end-shape="id2" svg:d="M8620 18018c1332 0 443 508 1778 508" svg:viewBox="0 0 1779 509">
          <text:p/>
        </draw:connector>
        <draw:connector draw:style-name="gr3" draw:text-style-name="P5" draw:layer="layout" draw:type="curve" svg:x1="8.62cm" svg:y1="19.542cm" svg:x2="10.398cm" svg:y2="18.526cm" draw:start-shape="id3" draw:start-glue-point="1" draw:end-shape="id2" svg:d="M8620 19542c1332 0 443-1016 1778-1016" svg:viewBox="0 0 1779 1017">
          <text:p/>
        </draw:connector>
        <draw:custom-shape draw:style-name="gr4" draw:text-style-name="P6" xml:id="id4" draw:id="id4" draw:layer="layout" svg:width="2.921cm" svg:height="1.778cm" svg:x="12.906cm" svg:y="29.797cm">
          <text:p text:style-name="P1"><text:span text:style-name="T1">Reconstructed</text:span></text:p>
          <text:p text:style-name="P1"><text:span text:style-name="T1">COMANCHE 51</text:span></text:p>
          <text:p text:style-name="P1"><text:span text:style-name="T1">(Apollo 11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2.921cm" svg:height="1.27cm" svg:x="1.73cm" svg:y="30.051cm">
          <text:p text:style-name="P1"><text:span text:style-name="T2">COMANCHE 55</text:span></text:p>
          <text:p text:style-name="P1"><text:span text:style-name="T2">(Apollo 11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13.319cm" svg:y1="18.526cm" svg:x2="14.366cm" svg:y2="29.797cm" draw:start-shape="id2" draw:start-glue-point="1" draw:end-shape="id4" draw:end-glue-point="0" svg:d="M13319 18526c698 0 1047 3757 1047 11271" svg:viewBox="0 0 1048 11272">
          <text:p/>
        </draw:connector>
        <draw:connector draw:style-name="gr3" draw:text-style-name="P5" draw:layer="layout" draw:type="curve" svg:x1="4.651cm" svg:y1="30.686cm" svg:x2="12.906cm" svg:y2="30.686cm" draw:start-shape="id5" draw:start-glue-point="1" draw:end-shape="id4" draw:end-glue-point="3" svg:d="M4651 30686h8255" svg:viewBox="0 0 8256 1">
          <text:p/>
        </draw:connector>
        <draw:custom-shape draw:style-name="gr2" draw:text-style-name="P4" xml:id="id6" draw:id="id6" draw:layer="layout" svg:width="2.921cm" svg:height="1.27cm" svg:x="1.635cm" svg:y="16.319cm">
          <text:p text:style-name="P1"><text:span text:style-name="T2">COLOSSUS 249</text:span></text:p>
          <text:p text:style-name="P1"><text:span text:style-name="T2">(Apollo 9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3.095cm" svg:y1="17.589cm" svg:x2="12.906cm" svg:y2="30.686cm" draw:start-shape="id6" draw:start-glue-point="2" draw:end-shape="id4" draw:end-glue-point="3" svg:d="M3095 17589c0 8732 3270 13097 9811 13097" svg:viewBox="0 0 9812 13098">
          <text:p/>
        </draw:connector>
        <draw:custom-shape draw:style-name="gr4" draw:text-style-name="P6" xml:id="id7" draw:id="id7" draw:layer="layout" svg:width="2.921cm" svg:height="1.778cm" svg:x="14.97cm" svg:y="16.113cm">
          <text:p text:style-name="P1"><text:span text:style-name="T1">Reconstructed</text:span></text:p>
          <text:p text:style-name="P1"><text:span text:style-name="T1">COMANCHE 44</text:span></text:p>
          <text:p text:style-name="P1"><text:span text:style-name="T1">(Apollo 10 CM</text:span></text:p>
          <text:p text:style-name="P1"><text:span text:style-name="T1">initi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4.556cm" svg:y1="16.954cm" svg:x2="14.97cm" svg:y2="17.002cm" draw:start-shape="id6" draw:start-glue-point="1" draw:end-shape="id7" draw:end-glue-point="3" svg:d="M4556 16954c7809 0 2602 48 10414 48" svg:viewBox="0 0 10415 49">
          <text:p/>
        </draw:connector>
        <draw:connector draw:style-name="gr3" draw:text-style-name="P5" draw:layer="layout" draw:type="curve" svg:x1="15.827cm" svg:y1="30.686cm" svg:x2="16.43cm" svg:y2="17.891cm" draw:start-shape="id4" draw:start-glue-point="1" draw:end-shape="id7" draw:end-glue-point="2" svg:d="M15827 30686c402 0 603-4265 603-12795" svg:viewBox="0 0 604 12796">
          <text:p/>
        </draw:connector>
        <draw:custom-shape draw:style-name="gr4" draw:text-style-name="P6" xml:id="id8" draw:id="id8" draw:layer="layout" svg:width="2.921cm" svg:height="1.778cm" svg:x="19.161cm" svg:y="16.113cm">
          <text:p text:style-name="P1"><text:span text:style-name="T1">Reconstructed</text:span></text:p>
          <text:p text:style-name="P1"><text:span text:style-name="T1">COMANCHE 45</text:span></text:p>
          <text:p text:style-name="P1"><text:span text:style-name="T1">(Apollo 10 CM</text:span></text:p>
          <text:p text:style-name="P1"><text:span text:style-name="T1">middle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2.921cm" svg:height="1.778cm" svg:x="23.098cm" svg:y="16.113cm">
          <text:p text:style-name="P1"><text:span text:style-name="T1">Reconstructed</text:span></text:p>
          <text:p text:style-name="P1"><text:span text:style-name="T2">COMANCHE 45/2</text:span></text:p>
          <text:p text:style-name="P1"><text:span text:style-name="T2">(Apollo 10 CM</text:span></text:p>
          <text:p text:style-name="P1"><text:span text:style-name="T2">final relea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curve" svg:x1="17.891cm" svg:y1="17.002cm" svg:x2="19.161cm" svg:y2="17.002cm" draw:start-shape="id7" draw:start-glue-point="1" draw:end-shape="id8" draw:end-glue-point="3" svg:d="M17891 17002h1270" svg:viewBox="0 0 1271 1">
          <text:p/>
        </draw:connector>
        <draw:connector draw:style-name="gr3" draw:text-style-name="P5" draw:layer="layout" draw:type="curve" svg:x1="22.082cm" svg:y1="17.002cm" svg:x2="23.098cm" svg:y2="17.002cm" draw:start-shape="id8" draw:start-glue-point="1" draw:end-shape="id9" draw:end-glue-point="3" svg:d="M22082 17002h1016" svg:viewBox="0 0 1017 1">
          <text:p/>
        </draw:connector>
        <draw:connector draw:style-name="gr3" draw:text-style-name="P5" draw:layer="layout" draw:type="curve" svg:x1="15.827cm" svg:y1="30.686cm" svg:x2="20.621cm" svg:y2="17.891cm" draw:start-shape="id4" draw:start-glue-point="1" draw:end-shape="id8" draw:end-glue-point="2" svg:d="M15827 30686c3196 0 4794-4265 4794-12795" svg:viewBox="0 0 4795 12796">
          <text:p/>
        </draw:connector>
        <draw:connector draw:style-name="gr3" draw:text-style-name="P5" draw:layer="layout" draw:type="curve" svg:x1="15.827cm" svg:y1="30.686cm" svg:x2="24.558cm" svg:y2="17.891cm" draw:start-shape="id4" draw:start-glue-point="1" draw:end-shape="id9" draw:end-glue-point="2" svg:d="M15827 30686c5821 0 8731-4265 8731-12795" svg:viewBox="0 0 8732 12796">
          <text:p/>
        </draw:connector>
        <draw:connector draw:style-name="gr3" draw:text-style-name="P5" draw:layer="layout" draw:type="curve" svg:x1="13.319cm" svg:y1="18.526cm" svg:x2="24.558cm" svg:y2="17.891cm" draw:start-shape="id2" draw:start-glue-point="1" draw:end-shape="id9" draw:end-glue-point="2" svg:d="M13319 18526c7493 0 11239-211 11239-635" svg:viewBox="0 0 11240 636">
          <text:p/>
        </draw:connector>
        <draw:frame draw:style-name="gr5" draw:text-style-name="P7" draw:layer="layout" svg:width="15.748cm" svg:height="2.157cm" svg:x="6.588cm" svg:y="1.037cm">
          <draw:text-box>
            <text:p><text:span text:style-name="T3">The Virtual AGC Software Landscape</text:span></text:p>
          </draw:text-box>
        </draw:frame>
        <draw:custom-shape draw:style-name="gr2" draw:text-style-name="P3" draw:layer="layout" svg:width="2.921cm" svg:height="1.27cm" svg:x="3.667cm" svg:y="4.159cm">
          <text:p text:style-name="P1"><text:span text:style-name="T1">RETREAD 44</text:span></text:p>
          <text:p text:style-name="P1"><text:span text:style-name="T1">(engineering ver.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2.921cm" svg:height="1.27cm" svg:x="3.667cm" svg:y="5.683cm">
          <text:p text:style-name="P1"><text:span text:style-name="T1">RETREAD 50</text:span></text:p>
          <text:p text:style-name="P1"><text:span text:style-name="T1">(engineering ver., </text:span></text:p>
          <text:p text:style-name="P1"><text:span text:style-name="T1">core rope only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1" draw:id="id11" draw:layer="layout" svg:width="2.921cm" svg:height="1.778cm" svg:x="10.271cm" svg:y="5.429cm">
          <text:p text:style-name="P1"><text:span text:style-name="T1">Decompiled</text:span></text:p>
          <text:p text:style-name="P1"><text:span text:style-name="T1">RETREAD 50</text:span></text:p>
          <text:p text:style-name="P1"><text:span text:style-name="T1">(engineering ver.</text:span></text:p>
          <text:p text:style-name="P1"><text:span text:style-name="T1">source cod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6.588cm" svg:y1="6.318cm" svg:x2="10.271cm" svg:y2="6.318cm" draw:start-shape="id10" draw:start-glue-point="1" draw:end-shape="id11" draw:end-glue-point="3" svg:d="M6588 6318h3683" svg:viewBox="0 0 3684 1">
          <text:p/>
        </draw:connector>
        <draw:custom-shape draw:style-name="gr2" draw:text-style-name="P9" draw:layer="layout" svg:width="2.921cm" svg:height="1.27cm" svg:x="5.699cm" svg:y="7.334cm">
          <text:p text:style-name="P1"><text:span text:style-name="T4">AURORA 12</text:span></text:p>
          <text:p text:style-name="P1"><text:span text:style-name="T4">(LMC</text:span></text:p>
          <text:p text:style-name="P1"><text:span text:style-name="T4">test softwar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921cm" svg:height="1.27cm" svg:x="1.635cm" svg:y="8.35cm">
          <text:p text:style-name="P1"><text:span text:style-name="T1">SUNDIAL E (CGC</text:span></text:p>
          <text:p text:style-name="P1"><text:span text:style-name="T1">(test software,</text:span></text:p>
          <text:p text:style-name="P1"><text:span text:style-name="T1">core rope only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921cm" svg:height="1.778cm" svg:x="10.271cm" svg:y="8.096cm">
          <text:p text:style-name="P1"><text:span text:style-name="T1">Decompiled</text:span></text:p>
          <text:p text:style-name="P1"><text:span text:style-name="T4">SUNDIAL E (CGC</text:span></text:p>
          <text:p text:style-name="P1"><text:span text:style-name="T4">test software</text:span></text:p>
          <text:p text:style-name="P1"><text:span text:style-name="T4">source cod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4.556cm" svg:y1="8.985cm" svg:x2="10.271cm" svg:y2="8.985cm" draw:start-shape="id12" draw:start-glue-point="1" draw:end-shape="id13" svg:d="M4556 8985h5715" svg:viewBox="0 0 5716 1">
          <text:p/>
        </draw:connector>
        <draw:custom-shape draw:style-name="gr2" draw:text-style-name="P4" draw:layer="layout" svg:width="2.921cm" svg:height="1.27cm" svg:x="1.667cm" svg:y="14.7cm">
          <text:p text:style-name="P1"><text:span text:style-name="T2">COLOSSUS 237</text:span></text:p>
          <text:p text:style-name="P1"><text:span text:style-name="T2">(Apollo 8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1cm" svg:height="1.27cm" svg:x="5.699cm" svg:y="9.509cm">
          <text:p text:style-name="P1"><text:span text:style-name="T1">SUNBURST 37</text:span></text:p>
          <text:p text:style-name="P1"><text:span text:style-name="T1">(LM</text:span></text:p>
          <text:p text:style-name="P1"><text:span text:style-name="T1">engineering ver.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921cm" svg:height="1.27cm" svg:x="5.699cm" svg:y="11.017cm">
          <text:p text:style-name="P1"><text:span text:style-name="T2">SUNBURST 120</text:span></text:p>
          <text:p text:style-name="P1"><text:span text:style-name="T2">(Apollo 5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4" draw:id="id14" draw:layer="layout" svg:width="2.921cm" svg:height="2.032cm" svg:x="5.699cm" svg:y="14.573cm">
          <text:p text:style-name="P1"><text:span text:style-name="T1">SUNDANCE 292,</text:span></text:p>
          <text:p text:style-name="P1"><text:span text:style-name="T1">302, 306</text:span></text:p>
          <text:p text:style-name="P1"><text:span text:style-name="T1">(Apollo 9 LM,</text:span></text:p>
          <text:p text:style-name="P1"><text:span text:style-name="T1">mixed-version </text:span></text:p>
          <text:p text:style-name="P1"><text:span text:style-name="T1">core ropes only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.921cm" svg:height="1.778cm" svg:x="10.398cm" svg:y="14.7cm">
          <text:p text:style-name="P1"><text:span text:style-name="T1">Reconstructed</text:span></text:p>
          <text:p text:style-name="P1"><text:span text:style-name="T2">SUNDANCE 306</text:span></text:p>
          <text:p text:style-name="P1"><text:span text:style-name="T2">(Apollo 9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62cm" svg:y1="15.589cm" svg:x2="10.398cm" svg:y2="15.589cm" draw:start-shape="id14" draw:start-glue-point="1" draw:end-shape="id15" draw:end-glue-point="3" svg:d="M8620 15589h1778" svg:viewBox="0 0 1779 1">
          <text:p/>
        </draw:connector>
        <draw:custom-shape draw:style-name="gr8" draw:text-style-name="P10" draw:layer="layout" svg:width="0.508cm" svg:height="0.508cm" svg:x="13.446cm" svg:y="14.44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11" draw:layer="layout" svg:width="0.495cm" svg:height="0.508cm" draw:transform="skewX (-0.0511381470834339) translate (6.715cm 3.90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6.702cm 5.429cm)">
          <text:p/>
          <draw:enhanced-geometry svg:viewBox="0 0 21600 21600" draw:glue-points="10800 0 3163 3163 0 10800 3163 18437 10800 21600 18437 18437 21600 10800 18437 3163" draw:text-areas="3163 3163 18437 18437" draw:type="smiley" draw:modifiers="18417.2888015717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306cm 5.175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7.0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683cm 8.09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9.23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0.76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4.44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702cm 14.44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643cm 16.0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7.12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8.734cm 18.65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4.765cm 29.797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306cm 7.84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433cm 25.00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5.56cm 29.16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8.005cm 15.8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29" draw:id="id29" draw:layer="layout" svg:width="2.921cm" svg:height="1.778cm" svg:x="10.398cm" svg:y="25.257cm">
          <text:p text:style-name="P1"><text:span text:style-name="T1">Reconstructed</text:span></text:p>
          <text:p text:style-name="P1"><text:span text:style-name="T5">LUMINARY 97</text:span></text:p>
          <text:p text:style-name="P1"><text:span text:style-name="T5">(Apollo 11 LM</text:span></text:p>
          <text:p text:style-name="P1"><text:span text:style-name="T5">2nd releas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8" draw:id="id28" draw:layer="layout" svg:width="2.921cm" svg:height="1.778cm" svg:x="10.398cm" svg:y="22.844cm">
          <text:p text:style-name="P1"><text:span text:style-name="T1">Reconstructed</text:span></text:p>
          <text:p text:style-name="P1"><text:span text:style-name="T5">LUMINARY 98</text:span></text:p>
          <text:p text:style-name="P1"><text:span text:style-name="T5">(Apollo 11 LM</text:span></text:p>
          <text:p text:style-name="P1"><text:span text:style-name="T5">engineering ver.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7" draw:id="id17" draw:layer="layout" svg:width="2.921cm" svg:height="1.778cm" svg:x="8.366cm" svg:y="20.564cm">
          <text:p text:style-name="P1"><text:span text:style-name="T1">Reconstructed</text:span></text:p>
          <text:p text:style-name="P1"><text:span text:style-name="T5">LUMINARY 99</text:span></text:p>
          <text:p text:style-name="P1"><text:span text:style-name="T5">(Apollo 11 LM</text:span></text:p>
          <text:p text:style-name="P1"><text:span text:style-name="T5">3rd release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18" draw:id="id18" draw:layer="layout" svg:width="2.921cm" svg:height="1.778cm" svg:x="6.461cm" svg:y="24.114cm">
          <text:p text:style-name="P1"><text:span text:style-name="T1">Reconstructed</text:span></text:p>
          <text:p text:style-name="P1"><text:span text:style-name="T5">LUMINARY 99/2</text:span></text:p>
          <text:p text:style-name="P1"><text:span text:style-name="T5">(Apollo 11 LM</text:span></text:p>
          <text:p text:style-name="P1"><text:span text:style-name="T5">Kernan's version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62cm" svg:y1="19.542cm" svg:x2="9.826cm" svg:y2="20.564cm" draw:start-shape="id16" draw:start-glue-point="1" draw:end-shape="id17" draw:end-glue-point="0" svg:d="M8620 19542c804 0 1206 340 1206 1022" svg:viewBox="0 0 1207 1023">
          <text:p/>
        </draw:connector>
        <draw:connector draw:style-name="gr3" draw:text-style-name="P5" draw:layer="layout" draw:type="curve" svg:x1="7.159cm" svg:y1="20.177cm" svg:x2="7.921cm" svg:y2="24.114cm" draw:start-shape="id3" draw:start-glue-point="2" draw:end-shape="id18" draw:end-glue-point="0" svg:d="M7159 20177c0 2953 762 985 762 3937" svg:viewBox="0 0 763 3938">
          <text:p/>
        </draw:connector>
        <draw:custom-shape draw:style-name="gr9" draw:text-style-name="P11" draw:layer="layout" svg:width="0.495cm" svg:height="0.508cm" draw:transform="skewX (-0.0511381470834339) translate (13.433cm 22.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1.401cm 20.3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9.496cm 23.8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13.433cm 17.38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2" draw:layer="layout" svg:width="2.921cm" svg:height="1.27cm" svg:x="1.635cm" svg:y="10.89cm">
          <text:p text:style-name="P1"><text:span text:style-name="T2">SUNDISK 282</text:span></text:p>
          <text:p text:style-name="P1"><text:span text:style-name="T2">(Apollo 7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683cm" svg:y="10.63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.73cm" svg:y="31.702cm">
          <text:p text:style-name="P1"><text:span text:style-name="T2">COMANCHE 67</text:span></text:p>
          <text:p text:style-name="P1"><text:span text:style-name="T2">(Apollo 12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778cm" svg:y="31.44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.73cm" svg:y="33.353cm">
          <text:p text:style-name="P1"><text:span text:style-name="T2">COMANCHE 72/3</text:span></text:p>
          <text:p text:style-name="P1"><text:span text:style-name="T2">(Apollo 13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778cm" svg:y="33.0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.762cm" svg:y="36.179cm">
          <text:p text:style-name="P1"><text:span text:style-name="T2">COMANCHE 108</text:span></text:p>
          <text:p text:style-name="P1"><text:span text:style-name="T2">(Apollo 14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81cm" svg:y="35.9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4" xml:id="id19" draw:id="id19" draw:layer="layout" svg:width="2.921cm" svg:height="1.27cm" svg:x="1.762cm" svg:y="37.83cm">
          <text:p text:style-name="P1"><text:span text:style-name="T2">ARTEMIS 72</text:span></text:p>
          <text:p text:style-name="P1"><text:span text:style-name="T2">(Apollo 15-17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4.797cm 37.70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20" draw:id="id20" draw:layer="layout" svg:width="2.921cm" svg:height="1.778cm" svg:x="6.842cm" svg:y="40.243cm">
          <text:p text:style-name="P1"><text:span text:style-name="T1">Reconstructed</text:span></text:p>
          <text:p text:style-name="P1"><text:span text:style-name="T5">ARTEMIS 71</text:span></text:p>
          <text:p text:style-name="P1"><text:span text:style-name="T5">(Apollo 15 C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9.877cm 39.98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5" draw:layer="layout" draw:type="curve" svg:x1="4.683cm" svg:y1="38.465cm" svg:x2="6.842cm" svg:y2="41.132cm" draw:start-shape="id19" draw:end-shape="id20" svg:d="M4683 38465c1618 0 539 2667 2159 2667" svg:viewBox="0 0 2160 2668">
          <text:p/>
        </draw:connector>
        <draw:custom-shape draw:style-name="gr11" draw:text-style-name="P12" draw:layer="layout" svg:width="2.921cm" svg:height="1.778cm" svg:x="1.762cm" svg:y="40.243cm">
          <text:p text:style-name="P1"><text:span text:style-name="T2">SKYLARK 48</text:span></text:p>
          <text:p text:style-name="P1"><text:span text:style-name="T2">(Skylab 2-4,</text:span></text:p>
          <text:p text:style-name="P1"><text:span text:style-name="T2">ASTB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4.81cm" svg:y="39.98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3" draw:layer="layout" svg:width="2.921cm" svg:height="1.27cm" svg:x="3.609cm" svg:y="12.715cm">
          <text:p text:style-name="P1"><text:span text:style-name="T1">SUPER JOB</text:span></text:p>
          <text:p text:style-name="P1"><text:span text:style-name="T1">(tape drive demo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6.644cm 12.46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2.921cm" svg:height="1.27cm" svg:x="5.826cm" svg:y="31.226cm">
          <text:p text:style-name="P1"><text:span text:style-name="T2">LUMINARY 116</text:span></text:p>
          <text:p text:style-name="P1"><text:span text:style-name="T2">(Apollo 12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0.97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draw:layer="layout" svg:width="2.921cm" svg:height="1.27cm" svg:x="5.699cm" svg:y="18.907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734cm 18.65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2" draw:id="id22" draw:layer="layout" svg:width="2.921cm" svg:height="1.27cm" svg:x="12.938cm" svg:y="31.861cm">
          <text:p text:style-name="P1"><text:span text:style-name="T5">LUMINARY 130</text:span></text:p>
          <text:p text:style-name="P1"><text:span text:style-name="T5">(Apollo 13 L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15.973cm 31.98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4" xml:id="id21" draw:id="id21" draw:layer="layout" svg:width="2.921cm" svg:height="1.27cm" svg:x="5.826cm" svg:y="32.877cm">
          <text:p text:style-name="P1"><text:span text:style-name="T5">LUMINARY 131</text:span></text:p>
          <text:p text:style-name="P1"><text:span text:style-name="T5">(Apollo 13 LM</text:span></text:p>
          <text:p text:style-name="P1"><text:span text:style-name="T5">2nd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2.62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4" xml:id="id16" draw:id="id16" draw:layer="layout" svg:width="2.921cm" svg:height="1.27cm" svg:x="5.699cm" svg:y="18.907cm">
          <text:p text:style-name="P1"><text:span text:style-name="T2">LUMINARY 99/1</text:span></text:p>
          <text:p text:style-name="P1"><text:span text:style-name="T2">(Apollo 11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734cm 18.653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3" draw:id="id23" draw:layer="layout" svg:width="2.921cm" svg:height="1.27cm" svg:x="12.938cm" svg:y="33.385cm">
          <text:p text:style-name="P1"><text:span text:style-name="T5">LUMINARY 131/9</text:span></text:p>
          <text:p text:style-name="P1"><text:span text:style-name="T5">(Apollo 13 LM</text:span></text:p>
          <text:p text:style-name="P1"><text:span text:style-name="T5">3rd release)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24" draw:id="id24" draw:layer="layout" svg:width="2.921cm" svg:height="1.27cm" svg:x="17.637cm" svg:y="33.385cm">
          <text:p text:style-name="P1"><text:span text:style-name="T2">LUMINARY 131/1</text:span></text:p>
          <text:p text:style-name="P1"><text:span text:style-name="T2">(Apollo 13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747cm" svg:y1="33.512cm" svg:x2="12.938cm" svg:y2="32.496cm" draw:start-shape="id21" draw:start-glue-point="1" draw:end-shape="id22" draw:end-glue-point="3" svg:d="M8747 33512c3142 0 1047-1016 4191-1016" svg:viewBox="0 0 4192 1017">
          <text:p/>
        </draw:connector>
        <draw:connector draw:style-name="gr3" draw:text-style-name="P5" draw:layer="layout" draw:type="curve" svg:x1="8.747cm" svg:y1="33.512cm" svg:x2="12.938cm" svg:y2="34.02cm" draw:start-shape="id21" draw:start-glue-point="1" draw:end-shape="id23" draw:end-glue-point="3" svg:d="M8747 33512c3142 0 1047 508 4191 508" svg:viewBox="0 0 4192 509">
          <text:p/>
        </draw:connector>
        <draw:connector draw:style-name="gr3" draw:text-style-name="P5" draw:layer="layout" draw:type="curve" svg:x1="15.859cm" svg:y1="34.02cm" svg:x2="17.637cm" svg:y2="34.02cm" draw:start-shape="id23" draw:start-glue-point="1" draw:end-shape="id24" draw:end-glue-point="3" svg:d="M15859 34020h1778" svg:viewBox="0 0 1779 1">
          <text:p/>
        </draw:connector>
        <draw:custom-shape draw:style-name="gr8" draw:text-style-name="P10" draw:layer="layout" svg:width="0.508cm" svg:height="0.508cm" svg:x="15.986cm" svg:y="33.1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8" draw:text-style-name="P10" draw:layer="layout" svg:width="0.508cm" svg:height="0.508cm" svg:x="20.685cm" svg:y="33.131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14" xml:id="id32" draw:id="id32" draw:layer="layout" svg:width="2.921cm" svg:height="1.27cm" svg:x="5.826cm" svg:y="34.528cm">
          <text:p text:style-name="P1"><text:span text:style-name="T5">ZERLINA 56</text:span></text:p>
          <text:p text:style-name="P1"><text:span text:style-name="T5">(LM</text:span></text:p>
          <text:p text:style-name="P1"><text:span text:style-name="T5">engineering ver.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4.274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15" xml:id="id25" draw:id="id25" draw:layer="layout" svg:width="2.921cm" svg:height="1.27cm" svg:x="10.398cm" svg:y="35.798cm">
          <text:p text:style-name="P1"><text:span text:style-name="T2">LUMINARY 178</text:span></text:p>
          <text:p text:style-name="P1"><text:span text:style-name="T2">(Apollo 14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13.433cm 35.544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6" draw:id="id26" draw:layer="layout" svg:width="2.921cm" svg:height="1.27cm" svg:x="15.732cm" svg:y="35.29cm">
          <text:p text:style-name="P1"><text:span text:style-name="T5">LUMINARY 173</text:span></text:p>
          <text:p text:style-name="P1"><text:span text:style-name="T5">(Apollo 14 LM</text:span></text:p>
          <text:p text:style-name="P1"><text:span text:style-name="T5">middle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18.767cm 35.03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3" xml:id="id27" draw:id="id27" draw:layer="layout" svg:width="2.921cm" svg:height="1.27cm" svg:x="20.431cm" svg:y="35.29cm">
          <text:p text:style-name="P1"><text:span text:style-name="T5">LUMINARY 163</text:span></text:p>
          <text:p text:style-name="P1"><text:span text:style-name="T5">(Apollo 14 L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23.466cm 35.036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3" draw:text-style-name="P5" draw:layer="layout" draw:type="curve" svg:x1="13.319cm" svg:y1="36.433cm" svg:x2="15.732cm" svg:y2="35.925cm" draw:start-shape="id25" draw:start-glue-point="1" draw:end-shape="id26" svg:d="M13319 36433c1809 0 603-508 2413-508" svg:viewBox="0 0 2414 509">
          <text:p/>
        </draw:connector>
        <draw:connector draw:style-name="gr3" draw:text-style-name="P5" draw:layer="layout" draw:type="curve" svg:x1="18.653cm" svg:y1="35.925cm" svg:x2="20.431cm" svg:y2="35.925cm" draw:start-shape="id26" draw:start-glue-point="1" draw:end-shape="id27" draw:end-glue-point="3" svg:d="M18653 35925h1778" svg:viewBox="0 0 1779 1">
          <text:p/>
        </draw:connector>
        <draw:custom-shape draw:style-name="gr2" draw:text-style-name="P4" xml:id="id31" draw:id="id31" draw:layer="layout" svg:width="2.921cm" svg:height="1.27cm" svg:x="5.826cm" svg:y="37.576cm">
          <text:p text:style-name="P1"><text:span text:style-name="T2">LUMINARY 210</text:span></text:p>
          <text:p text:style-name="P1"><text:span text:style-name="T2">(Apollo 15-17 L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8.861cm 37.322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4" draw:text-style-name="P16" draw:layer="layout" svg:width="11.684cm" svg:height="1.673cm" svg:x="1.508cm" svg:y="2.778cm">
          <draw:text-box>
            <text:p><text:span text:style-name="T6"><text:s text:c="26"/></text:span><text:span text:style-name="T7">Block II</text:span><text:span text:style-name="T6"> <text:s text:c="24"/></text:span></text:p>
          </draw:text-box>
        </draw:frame>
        <draw:frame draw:style-name="gr14" draw:text-style-name="P17" draw:layer="layout" svg:width="11.684cm" svg:height="1.673cm" svg:x="14.843cm" svg:y="2.778cm">
          <draw:text-box>
            <text:p><text:span text:style-name="T8"><text:s text:c="26"/></text:span><text:span text:style-name="T7">Block I</text:span><text:span text:style-name="T8"> <text:s text:c="24"/></text:span></text:p>
          </draw:text-box>
        </draw:frame>
        <draw:custom-shape draw:style-name="gr2" draw:text-style-name="P3" draw:layer="layout" svg:width="2.921cm" svg:height="1.27cm" svg:x="19.288cm" svg:y="4.302cm">
          <text:p text:style-name="P1"><text:span text:style-name="T1">TRIVIUM</text:span></text:p>
          <text:p text:style-name="P1"><text:span text:style-name="T1">(demo program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22.336cm 4.048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2" draw:layer="layout" svg:width="2.921cm" svg:height="1.27cm" svg:x="19.288cm" svg:y="5.953cm">
          <text:p text:style-name="P1"><text:span text:style-name="T2">CORONA 261</text:span></text:p>
          <text:p text:style-name="P1"><text:span text:style-name="T2">(AS-202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22.336cm" svg:y="5.69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2" draw:layer="layout" svg:width="2.921cm" svg:height="1.27cm" svg:x="19.288cm" svg:y="7.604cm">
          <text:p text:style-name="P1"><text:span text:style-name="T2">SUNSPOT 247?</text:span></text:p>
          <text:p text:style-name="P1"><text:span text:style-name="T2">(Apollo 1 CM</text:span></text:p>
          <text:p text:style-name="P1"><text:span text:style-name="T2">fin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22.336cm" svg:y="7.3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9" draw:layer="layout" svg:width="2.921cm" svg:height="1.27cm" svg:x="19.288cm" svg:y="9.255cm">
          <text:p text:style-name="P1"><text:span text:style-name="T4">SOLARIUM 54/55</text:span></text:p>
          <text:p text:style-name="P1"><text:span text:style-name="T4">(Apollo 4/6</text:span></text:p>
          <text:p text:style-name="P1"><text:span text:style-name="T4">Final release)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495cm" svg:height="0.508cm" draw:transform="skewX (-0.0511381470834339) translate (22.323cm 9.001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30" draw:id="id30" draw:layer="layout" svg:width="2.921cm" svg:height="1.778cm" svg:x="10.398cm" svg:y="27.67cm">
          <text:p text:style-name="P1"><text:span text:style-name="T1">Reconstructed</text:span></text:p>
          <text:p text:style-name="P1"><text:span text:style-name="T5">LUMINARY 96</text:span></text:p>
          <text:p text:style-name="P1"><text:span text:style-name="T5">(Apollo 11 LM</text:span></text:p>
          <text:p text:style-name="P1"><text:span text:style-name="T5">initial release)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08cm" svg:height="0.508cm" svg:x="13.446cm" svg:y="27.41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onnector draw:style-name="gr3" draw:text-style-name="P5" draw:layer="layout" draw:type="curve" svg:x1="11.287cm" svg:y1="21.453cm" svg:x2="11.858cm" svg:y2="22.844cm" draw:start-shape="id17" draw:start-glue-point="1" draw:end-shape="id28" draw:end-glue-point="0" svg:d="M11287 21453c381 0 571 463 571 1391" svg:viewBox="0 0 572 1392">
          <text:p/>
        </draw:connector>
        <draw:connector draw:style-name="gr3" draw:text-style-name="P5" draw:layer="layout" draw:type="curve" svg:x1="11.858cm" svg:y1="24.622cm" svg:x2="11.858cm" svg:y2="25.257cm" draw:start-shape="id28" draw:start-glue-point="2" draw:end-shape="id29" draw:end-glue-point="0" svg:d="M11858 24622v635" svg:viewBox="0 0 1 636">
          <text:p/>
        </draw:connector>
        <draw:connector draw:style-name="gr3" draw:text-style-name="P5" draw:layer="layout" draw:type="curve" svg:x1="11.858cm" svg:y1="27.035cm" svg:x2="11.858cm" svg:y2="27.67cm" draw:start-shape="id29" draw:start-glue-point="2" draw:end-shape="id30" draw:end-glue-point="0" svg:d="M11858 27035v635" svg:viewBox="0 0 1 636">
          <text:p/>
        </draw:connector>
        <draw:custom-shape draw:style-name="gr15" draw:text-style-name="P18" draw:layer="layout" svg:width="11.049cm" svg:height="7.874cm" svg:x="15.224cm" svg:y="3.598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8.257cm" svg:height="5.246cm" svg:x="18.715cm" svg:y="36.748cm">
          <draw:text-box>
            <text:p><text:span text:style-name="T9">Legend</text:span></text:p>
            <text:p><text:span text:style-name="T10"/></text:p>
            <text:p><text:span text:style-name="T10">Have printout</text:span></text:p>
            <text:p><text:span text:style-name="T10"/></text:p>
            <text:p><text:span text:style-name="T10">Reconstructed non-mission version</text:span></text:p>
            <text:p><text:span text:style-name="T10"/></text:p>
            <text:p><text:span text:style-name="T10">Reconstructed mission version</text:span></text:p>
            <text:p><text:span text:style-name="T10"/></text:p>
            <text:p><text:span text:style-name="T10">Want but don't have</text:span></text:p>
          </draw:text-box>
        </draw:frame>
        <draw:custom-shape draw:style-name="gr17" draw:text-style-name="P1" draw:layer="layout" svg:width="1.27cm" svg:height="0.762cm" svg:x="17.51cm" svg:y="37.9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7cm" svg:height="0.762cm" svg:x="17.51cm" svg:y="39.0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.27cm" svg:height="0.762cm" svg:x="17.51cm" svg:y="37.9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1.27cm" svg:height="0.762cm" svg:x="17.51cm" svg:y="40.0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27cm" svg:height="0.762cm" svg:x="17.51cm" svg:y="41.232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8.747cm" svg:y1="33.512cm" svg:x2="11.858cm" svg:y2="35.798cm" draw:start-shape="id21" draw:start-glue-point="1" draw:end-shape="id25" draw:end-glue-point="0" svg:d="M8747 33512c2074 0 3111 762 3111 2286" svg:viewBox="0 0 3112 2287">
          <text:p/>
        </draw:connector>
        <draw:connector draw:style-name="gr3" draw:text-style-name="P5" draw:layer="layout" draw:type="curve" svg:x1="8.747cm" svg:y1="38.211cm" svg:x2="11.858cm" svg:y2="37.068cm" draw:start-shape="id31" draw:start-glue-point="1" draw:end-shape="id25" draw:end-glue-point="2" svg:d="M8747 38211c2074 0 3111-381 3111-1143" svg:viewBox="0 0 3112 1144">
          <text:p/>
        </draw:connector>
        <draw:connector draw:style-name="gr3" draw:text-style-name="P5" draw:layer="layout" draw:type="curve" svg:x1="8.747cm" svg:y1="35.163cm" svg:x2="10.398cm" svg:y2="36.433cm" draw:start-shape="id32" draw:end-shape="id25" svg:d="M8747 35163c1237 0 412 1270 1651 1270" svg:viewBox="0 0 1652 1271">
          <text:p/>
        </draw:connector>
        <draw:custom-shape draw:style-name="gr9" draw:text-style-name="P11" draw:layer="layout" svg:width="0.495cm" svg:height="0.508cm" draw:transform="skewX (-0.0511381470834339) translate (22.196cm 15.8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1" draw:layer="layout" svg:width="0.495cm" svg:height="0.508cm" draw:transform="skewX (-0.0511381470834339) translate (26.146cm 15.859cm)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3T14:16:47.386091030</meta:creation-date>
    <dc:date>2020-12-24T14:09:18.359821871</dc:date>
    <meta:editing-duration>PT2H36M33S</meta:editing-duration>
    <meta:editing-cycles>32</meta:editing-cycles>
    <meta:generator>LibreOffice/5.0.3.2$Linux_X86_64 LibreOffice_project/00m0$Build-2</meta:generator>
    <meta:document-statistic meta:object-count="137"/>
  </office:meta>
</office:document-meta>
</file>